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padding="0cm" fo:border="none"/>
    </style:style>
    <style:style style:name="P2" style:family="paragraph" style:parent-style-name="Footer">
      <style:paragraph-properties fo:margin-left="0cm" fo:margin-right="0.635cm" fo:text-indent="0.635cm" style:auto-text-indent="false"/>
    </style:style>
    <style:style style:name="P3" style:family="paragraph" style:parent-style-name="Standard">
      <style:paragraph-properties fo:margin-left="0cm" fo:margin-right="0.635cm" fo:text-indent="0.635cm" style:auto-text-indent="false"/>
    </style:style>
    <style:style style:name="P4" style:family="paragraph" style:parent-style-name="Standard">
      <style:text-properties fo:color="#17365d" style:font-name="Calibri" fo:font-size="26pt" fo:letter-spacing="0.009cm" style:letter-kerning="true" style:font-size-asian="26pt" style:font-size-complex="26pt"/>
    </style:style>
    <style:style style:name="P5" style:family="paragraph" style:parent-style-name="Contents_20_1">
      <style:paragraph-properties>
        <style:tab-stops>
          <style:tab-stop style:position="14.651cm" style:type="right" style:leader-style="dotted" style:leader-text="."/>
        </style:tab-stops>
      </style:paragraph-properties>
    </style:style>
    <style:style style:name="P6" style:family="paragraph" style:parent-style-name="Contents_20_2">
      <style:paragraph-properties>
        <style:tab-stops>
          <style:tab-stop style:position="14.651cm" style:type="right" style:leader-style="dotted" style:leader-text="."/>
        </style:tab-stops>
      </style:paragraph-properties>
    </style:style>
    <style:style style:name="P7" style:family="paragraph" style:parent-style-name="Standard">
      <style:paragraph-properties fo:text-align="center" style:justify-single-word="false"/>
      <style:text-properties fo:color="#17365d" style:font-name="Calibri" fo:font-size="26pt" fo:letter-spacing="0.009cm" style:letter-kerning="true" style:font-size-asian="26pt" style:font-size-complex="26pt"/>
    </style:style>
    <style:style style:name="P8" style:family="paragraph" style:parent-style-name="Standard">
      <style:paragraph-properties fo:text-align="center" style:justify-single-word="false"/>
      <style:text-properties fo:color="#17365d" style:font-name="Calibri" fo:font-size="36pt" fo:letter-spacing="0.009cm" style:letter-kerning="true" style:font-size-asian="36pt" style:font-size-complex="26pt"/>
    </style:style>
    <style:style style:name="P9" style:family="paragraph" style:parent-style-name="Standard">
      <style:text-properties fo:color="#17365d" style:font-name="Calibri" fo:font-size="22pt" fo:letter-spacing="0.009cm" style:text-underline-style="solid" style:text-underline-width="auto" style:text-underline-color="font-color" style:letter-kerning="true" style:font-size-asian="22pt" style:font-size-complex="26pt"/>
    </style:style>
    <style:style style:name="P10" style:family="paragraph" style:parent-style-name="Standard">
      <style:text-properties fo:color="#17365d" style:font-name="Calibri" fo:font-size="16pt" fo:letter-spacing="0.009cm" style:letter-kerning="true" style:font-size-asian="16pt" style:font-size-complex="26pt"/>
    </style:style>
    <style:style style:name="P11" style:family="paragraph" style:parent-style-name="Standard">
      <style:text-properties fo:font-style="italic" style:font-style-asian="italic"/>
    </style:style>
    <style:style style:name="P12" style:family="paragraph" style:parent-style-name="Standard">
      <style:text-properties fo:font-variant="normal" fo:text-transform="none" fo:font-size="12pt" fo:language="en" fo:country="US" style:text-underline-style="none" fo:font-weight="normal" style:font-size-asian="12pt" style:language-asian="ja" style:country-asian="JP" style:font-weight-asian="normal" style:font-size-complex="12pt"/>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style:text-underline-style="solid" style:text-underline-width="auto" style:text-underline-color="font-color"/>
    </style:style>
    <style:style style:name="P15" style:family="paragraph" style:parent-style-name="Standard" style:master-page-name="Standard">
      <style:paragraph-properties fo:text-align="end" style:justify-single-word="false" style:page-number="auto"/>
      <style:text-properties fo:color="#17365d" style:font-name="Calibri" fo:font-size="22pt" fo:letter-spacing="0.009cm" style:letter-kerning="true" style:font-size-asian="22pt" style:font-size-complex="26pt"/>
    </style:style>
    <style:style style:name="P16" style:family="paragraph" style:parent-style-name="Standard">
      <style:paragraph-properties fo:break-before="page"/>
      <style:text-properties fo:font-size="16pt" fo:font-weight="bold" style:font-size-asian="16pt" style:font-weight-asian="bold"/>
    </style:style>
    <style:style style:name="P17" style:family="paragraph" style:parent-style-name="Heading_20_1">
      <style:paragraph-properties fo:break-before="pag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ojet de Fin d’Etudes 2015-2016</text:p>
      <text:p text:style-name="P4"/>
      <text:p text:style-name="P4"/>
      <text:p text:style-name="P7">Description of Work</text:p>
      <text:p text:style-name="P4"/>
      <text:p text:style-name="P4"/>
      <text:p text:style-name="P4"/>
      <text:p text:style-name="P4"/>
      <text:p text:style-name="P8">Projet Devint Nouvelle Génération</text:p>
      <text:p text:style-name="P4"/>
      <text:p text:style-name="P4"/>
      <text:p text:style-name="P4"/>
      <text:p text:style-name="P4"/>
      <text:p text:style-name="P4"/>
      <text:p text:style-name="P9">Participants :</text:p>
      <text:p text:style-name="P10">PIKETTY Thibault</text:p>
      <text:p text:style-name="P10">CHABERT Audric</text:p>
      <text:p text:style-name="P10">JUSTAL Kévin</text:p>
      <text:p text:style-name="P10">TISSIERE Alexandre</text:p>
      <text:p text:style-name="P10"/>
      <text:p text:style-name="P9">Encadrants :</text:p>
      <text:p text:style-name="P10">COLLAVIZZA Hélène</text:p>
      <text:h text:style-name="P17" text:outline-level="1"><text:bookmark-start text:name="_Toc306221342"/>Résumé exécutif<text:bookmark-end text:name="_Toc306221342"/></text:h>
      <text:p text:style-name="P11">[Insérer ici un résumé d’un maximum de 20 lignes décrivant succintement l’objectif de votre projet et les résultats que vous espérez fournir. Ce résumé doit être clair, concis et comprehensible par un non-spécialiste.]</text:p>
      <text:p text:style-name="Standard"/>
      <text:p text:style-name="Standard"/>
      <text:p text:style-name="Standard"/>
      <text:p text:style-name="P16">Table des Matières</text:p>
      <text:p text:style-name="Standard"/>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I.Résumé exécutif<text:tab/>2</text:p>
          <text:p text:style-name="P5">II.Description du projet<text:tab/>4</text:p>
          <text:p text:style-name="P6">Contexte<text:tab/>4</text:p>
          <text:p text:style-name="P6">Motivations<text:tab/>4</text:p>
          <text:p text:style-name="P6">Objectifs<text:tab/>4</text:p>
          <text:p text:style-name="P6">Risques<text:tab/>4</text:p>
          <text:p text:style-name="P6">Scenarios<text:tab/>4</text:p>
          <text:p text:style-name="P5">III.Etat de l’art<text:tab/>6</text:p>
          <text:p text:style-name="P5">IV.Mise en œuvre<text:tab/>7</text:p>
          <text:p text:style-name="P6">Lots envisagés<text:tab/>7</text:p>
          <text:p text:style-name="P6">Planning<text:tab/>7</text:p>
          <text:p text:style-name="P6">Outillage<text:tab/>7</text:p>
          <text:p text:style-name="P5">V.Participants<text:tab/>8</text:p>
        </text:index-body>
      </text:table-of-content>
      <text:p text:style-name="P12"/>
      <text:p text:style-name="Standard"/>
      <text:p text:style-name="Standard"/>
      <text:h text:style-name="P17" text:outline-level="1"><text:bookmark-start text:name="_Toc306221343"/>Description du projet<text:bookmark-end text:name="_Toc306221343"/></text:h>
      <text:h text:style-name="Heading_20_2" text:outline-level="2"><text:bookmark-start text:name="_Toc306221344"/>Contexte<text:bookmark-end text:name="_Toc306221344"/></text:h>
      <text:p text:style-name="P11">[Insérer ici quelques paragraphes décrivant le contexte technologique dans lequel se situe le projet. En lisant cette partie, un ingénieur qui a des bases en informatique, mais n’est pas expert du sujet, doit avoir une vue d’ensemble suffisante pour comprendre le reste du document. D’autre part, si des travaux de recherche ou des avancées technologiques majeures ont eu lieu, en rapport avec ce projet, il faut aussi en donner un aperçu. Cette partie ne doit pas excéder une page.]</text:p>
      <text:p text:style-name="Standard"/>
      <text:p text:style-name="Standard"/>
      <text:p text:style-name="Standard"/>
      <text:h text:style-name="Heading_20_2" text:outline-level="2"><text:bookmark-start text:name="_Toc306221345"/>Motivations<text:bookmark-end text:name="_Toc306221345"/></text:h>
      <text:p text:style-name="P11">[Dans cette partie, vous expliquer les raisons qui font qu’on ait envie de faire ce projet: quel problème va-t-il résoudre ? Quel pan de la science va avancer grâce à lui ? Il faut que l’on comprenne l’utilité du projet. Maximum une page]</text:p>
      <text:p text:style-name="Standard"/>
      <text:p text:style-name="P13">Ayant tous utilisé et réalisé des jeux lors de notre passage en SI3, nous avons tous été confronté aux différents problèmes liés a la synthèse vocale. Nous sommes donc déjà sensibilisé à la difficulté pour commencer à programmer un modèle de jeu avec la synthèse vocale. La motivation principale sur laquelle nous nous accordons tous est que nous souhaitons éviter aux étudiants des années futures de revivre ce que nous avons vécu. C'est à dire un programme difficile à comprendre, avec des bugs et lourd à mettre en place. Nous voulons simplifier l'ensemble du programme pour qu'ils soient plus simple à utiliser, plus performant et adapté aux besoins actuels. Ce n'est donc pas un pan de la science que nous allons améliorer mais plutôt une amélioration d'un outil. Outils qui au passage ne servira pas que les élèves futures mais aussi les personnes qui se trouvent en ce moment à L'IES de Clément Ader où les jeux sont utilisés. Les versions plus robustes et plus performantes amélioreront aussi le confort d'utilisation pour ces personnes.</text:p>
      <text:p text:style-name="P13">Ce projet permet donc de laisser une pièce dans l'édifice. </text:p>
      <text:p text:style-name="Standard"/>
      <text:h text:style-name="Heading_20_2" text:outline-level="2"><text:bookmark-start text:name="_Toc306221346"/>Objectifs<text:bookmark-end text:name="_Toc306221346"/></text:h>
      <text:p text:style-name="Standard"/>
      <text:p text:style-name="P14">Le premier objectif est d'obtenir une version sans bug du modèle de jeu et de la voix de synthèse SIVOX. Cette objectif implique de comprendre le programme dans son ensemble afin de l'améliorer et de le corriger. Cette tâche demande du recul sur le langage pour savoir sur quel point, l'on peux gagner en performance.</text:p>
      <text:p text:style-name="P13"/>
      <text:p text:style-name="P14">L'objectif le plus compliqué est sans doute de réaliser un modèle de jeu assez simple pour que les élèves de SI3 puissent l'utiliser et assez compliqué pour que ces derniers puissent tout de même réaliser des jeux complets et intéressants. Cet objectifs est accompagnés de plusieurs contraintes qui compliquent considérablement la tâches. Ce modèle de jeu doit être réaliser dans un modèle <text:soft-page-break/>MVC et doit en plus être « cross-language », c'est à dire qu'il faut l'équivalent HTML5 et Android du modèle de jeu.</text:p>
      <text:p text:style-name="P13"/>
      <text:p text:style-name="P14">Un des objectif est de créer un système de gestion de version pour différents types d'utilisateurs et de créer un système automatique pour que les différents jeu existant ou qui existeront récupère la dernière version vérifiée de la synthèse vocale SIVOX.</text:p>
      <text:p text:style-name="P13"/>
      <text:p text:style-name="P13">Un autre objectifs est aussi de refaire le site qui affiche les différents jeux avec plusieurs moyens pour retrouver les jeu par exemple suivant les catégories qui auront été prédéfini.</text:p>
      <text:p text:style-name="P13"/>
      <text:p text:style-name="P13">Enfin le dernier objectif est d'améliorer l'installation ou plutôt la création d'un nouveau projet. A la place du scénario actuelle qui demande un nombre de manipulation importante, il serait intéressant de pouvoir commencer le projet sans toutes la phase de recherche et d'installation des outils. Autrement dit, d'avoir une sorte de bundle préconfigurer pour commencer directement à coder.</text:p>
      <text:p text:style-name="Standard"/>
      <text:h text:style-name="Heading_20_2" text:outline-level="2"><text:bookmark-start text:name="_Toc306221347"/>Risques<text:bookmark-end text:name="_Toc306221347"/></text:h>
      <text:p text:style-name="P11">[Dans cette partie, vous expliciterez les risques associés à l’obtention des résultats escomptés, et décrirez comment vous comptez les surmonter. Maximum une demi-page]</text:p>
      <text:p text:style-name="Standard"/>
      <text:p text:style-name="Standard">Le plus gros risque serait de finir avec une version contenant un bug ou une version partiellement finie. Dans notre PFE, nous avons obligation de résultat car la version que nous développerons sera directement utilisé à la fin de notre PFE par les élèves de 3èmes années. Pour surmonter</text:p>
      <text:p text:style-name="Standard"/>
      <text:p text:style-name="Standard"/>
      <text:h text:style-name="Heading_20_2" text:outline-level="2"><text:bookmark-start text:name="_Toc306221348"/>Scenarios<text:bookmark-end text:name="_Toc306221348"/></text:h>
      <text:p text:style-name="P11">[Décrivez 2 à 3 scénarios d’utilisation de votre projet. Ces scénarios doivent être montrés du point de vue des utilisateurs du système que vous construirez. Pour chaque scénario, vous soulignerez les critères d’acceptation, qui servent à prouver que le système permet l’exécution de ces scénarios. Maximum deux pages.]</text:p>
      <text:p text:style-name="Standard"/>
      <text:p text:style-name="Standard">Il y a 3 utilisateurs différents ce qui impliquent 3 scénarios différents avec de multiples objectifs différents pour chacun d'eux.</text:p>
      <text:p text:style-name="Standard"/>
      <text:p text:style-name="Standard">Pour les étudiants de Polytech de SI3, il faut qu'ils soit capable de récuperer la <text:s/>dernière version du programme et de comprendre facilement le fonctionnement du projet afin de construire un modèle de jeu sans trop de complication.</text:p>
      <text:p text:style-name="Standard">Le scénario est donc le suivant, les élèves lancent le programme. Ce dernier cherchera sur GIT ou un FTP si une mise à jour existe et si cette dernière est déployé et accessible. Si oui, on récupère alors la dernière version (cette dernière doit être compatible avec les anciens modeles de jeu). </text:p>
      <text:p text:style-name="Standard"/>
      <text:p text:style-name="Standard"/>
      <text:p text:style-name="Standard"><text:soft-page-break/></text:p>
      <text:p text:style-name="Standard"/>
      <text:h text:style-name="P17" text:outline-level="1"><text:bookmark-start text:name="_Toc306221349"/>Etat de l’art<text:bookmark-end text:name="_Toc306221349"/></text:h>
      <text:p text:style-name="P11">[En deux pages minimum et quatre maximum, vous indiquerez l’état de l’art, que ce soit les travaux de recherche existants ou les technologies relatives à votre projet.</text:p>
      <text:p text:style-name="P11">Cette description doit permettre au non-spécialiste du sujet de comprendre en quoi votre projet se distingue, mais doit aussi permettre au spécialiste de constater que vous avez réellement cherché. Elle ne doit pas se borner à recopier les trois premiers articles trouvés par une recherche sur Google, mais démontrer que vous avez fait un véritable travail d’investigation sur l’existant, qui vous sera nécessaire pour la réalisation de votre projet.</text:p>
      <text:p text:style-name="P11">Si certaines parties nécessitent plus de place, rejetez-les en annexe et présentez ici un résumé.]</text:p>
      <text:p text:style-name="Standard"/>
      <text:p text:style-name="Standard"/>
      <text:h text:style-name="P17" text:outline-level="1"><text:bookmark-start text:name="_Toc306221350"/>Mise en œuvre<text:bookmark-end text:name="_Toc306221350"/></text:h>
      <text:h text:style-name="Heading_20_2" text:outline-level="2"><text:bookmark-start text:name="_Toc306221351"/>Lots envisagés<text:bookmark-end text:name="_Toc306221351"/></text:h>
      <text:p text:style-name="P11">[Décrivez ici les lots gros grains que vous envisagez de réaliser. Une bonne description devrait comporter 5-10 lots. Pour chaque lot, vous donnerez un descriptif rapide du contenu, vous listerez les dépendances éventuelles sur d’autres lots, décrirez les compétences nécessaires pour sa réalisation (éventuellement compétences à acquérir), et surtout donnerez une estimation de son coût (en semaine/homme)). Pour chaque lot, vous donnerez aussi le livrable correspondant. Faites la liste des livrables dans un paragraphe séparé. Maximum 2 pages.]</text:p>
      <text:p text:style-name="Standard"/>
      <text:p text:style-name="Standard"/>
      <text:p text:style-name="Standard"/>
      <text:h text:style-name="Heading_20_2" text:outline-level="2"><text:bookmark-start text:name="_Toc306221352"/>Planning<text:bookmark-end text:name="_Toc306221352"/></text:h>
      <text:p text:style-name="P11">[Dans cette partie, vous donnerez une première estimation de votre plan. Un diagramme serait bienvenu. Vous expliquerez aussi comment vous maintiendrez ce planning à jour]</text:p>
      <text:p text:style-name="Standard"/>
      <text:p text:style-name="Standard"/>
      <text:p text:style-name="Standard"/>
      <text:h text:style-name="Heading_20_2" text:outline-level="2"><text:bookmark-start text:name="_Toc306221353"/>Outillage<text:bookmark-end text:name="_Toc306221353"/></text:h>
      <text:p text:style-name="P11">[Décrivez de manière succincte les outils que vous comptez utiliser – et pour quel rôle. Donnez aussi une indication de votre aisance avec ces outils.]</text:p>
      <text:p text:style-name="Standard"/>
      <text:p text:style-name="P13">Nous utiliserons bien évidemment un IDE (integrated development environment). Notre choix sera portera sur Eclipse car il s'agit de l'IDE qu'utiliserons les étudiants pour développer leurs projets. Il paraît donc important de se mettre dans leurs positions pour apercevoir les éventuelles difficultés. Ayant utilisé cet outil depuis la première année de Polytech'Nice Sophia, soit 3 ans, nous savons utilisé cet outil de manière efficace.</text:p>
      <text:p text:style-name="P13"/>
      <text:p text:style-name="P13">Deuxièmement, nous utiliserons un gestionnaire de version du nom de GIT. Etant plusieurs à développer sur le même projet et ayant surtout une obligation de résultat. Il faut qu'à tout moment X une version fonctionnelle du projet existe. </text:p>
      <text:h text:style-name="P17" text:outline-level="1"><text:bookmark-start text:name="_Toc306221354"/>Participants<text:bookmark-end text:name="_Toc306221354"/></text:h>
      <text:p text:style-name="P11">[Dans cette partie, donnez une brève description de chacun des participants. Maximum une pag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language="fr" fo:country="FR"/>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45a8a"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libri"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itle" style:family="paragraph" style:parent-style-name="Standard" style:next-style-name="Subtitle" style:default-outline-level="" style:class="chapter">
      <style:paragraph-properties fo:margin-top="0cm" fo:margin-bottom="0.529cm"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Contents_20_1" style:display-name="Contents 1" style:family="paragraph" style:parent-style-name="Standard" style:default-outline-level="" style:class="index">
      <style:paragraph-properties fo:margin-left="0cm" fo:margin-right="0cm" fo:margin-top="0.423cm" fo:margin-bottom="0.212cm" fo:text-indent="0cm" style:auto-text-indent="false">
        <style:tab-stops>
          <style:tab-stop style:position="17cm" style:type="right" style:leader-style="dotted" style:leader-text="."/>
        </style:tab-stops>
      </style:paragraph-properties>
      <style:text-properties fo:text-transform="uppercase" fo:font-size="11pt" style:text-underline-style="solid" style:text-underline-width="auto" style:text-underline-color="font-color" fo:font-weight="bold" style:font-size-asian="11pt" style:font-weight-asian="bold" style:font-size-complex="11pt"/>
    </style:style>
    <style:style style:name="Contents_20_2" style:display-name="Contents 2" style:family="paragraph" style:parent-style-name="Standard"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variant="small-caps" fo:font-size="11pt" fo:font-weight="bold" style:font-size-asian="11pt" style:font-weight-asian="bold" style:font-size-complex="11pt"/>
    </style:style>
    <style:style style:name="Contents_20_3" style:display-name="Contents 3" style:family="paragraph" style:parent-style-name="Standard"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variant="small-caps" fo:font-size="11pt" style:font-size-asian="11pt" style:font-size-complex="11pt"/>
    </style:style>
    <style:style style:name="Contents_20_4" style:display-name="Contents 4" style:family="paragraph" style:parent-style-name="Standard" style:default-outline-level=""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font-size="11pt" style:font-size-asian="11pt" style:font-size-complex="11pt"/>
    </style:style>
    <style:style style:name="Contents_20_5" style:display-name="Contents 5" style:family="paragraph" style:parent-style-name="Standard" style:default-outline-level=""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fo:font-size="11pt" style:font-size-asian="11pt" style:font-size-complex="11pt"/>
    </style:style>
    <style:style style:name="Contents_20_6" style:display-name="Contents 6" style:family="paragraph" style:parent-style-name="Standard" style:default-outline-level=""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fo:font-size="11pt" style:font-size-asian="11pt" style:font-size-complex="11pt"/>
    </style:style>
    <style:style style:name="Contents_20_7" style:display-name="Contents 7" style:family="paragraph" style:parent-style-name="Standard" style:default-outline-level=""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fo:font-size="11pt" style:font-size-asian="11pt" style:font-size-complex="11pt"/>
    </style:style>
    <style:style style:name="Contents_20_8" style:display-name="Contents 8" style:family="paragraph" style:parent-style-name="Standard" style:default-outline-level=""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fo:font-size="11pt" style:font-size-asian="11pt" style:font-size-complex="11pt"/>
    </style:style>
    <style:style style:name="Contents_20_9" style:display-name="Contents 9" style:family="paragraph" style:parent-style-name="Standard" style:default-outline-level=""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fo:font-size="11pt" style:font-size-asian="11pt" style:font-size-complex="11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size="16pt" fo:font-weight="bold" style:font-size-asian="16pt" style:font-weight-asian="bold" style:font-size-complex="16pt"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size-complex="2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3_20_Char" style:display-name="Heading 3 Char" style:family="text" style:parent-style-name="Default_20_Paragraph_20_Font">
      <style:text-properties fo:color="#4f81bd" style:font-name="Calibri" fo:font-weight="bold" style:font-weight-asian="bold" style:font-weight-complex="bold"/>
    </style:style>
    <style:style style:name="ListLabel_20_1" style:display-name="ListLabel 1" style:family="text"/>
    <style:style style:name="Emphasis" style:family="text">
      <style:text-properties fo:font-style="italic" style:font-style-asian="italic" style:font-style-complex="italic"/>
    </style:style>
    <text:outline-style style:name="Outline">
      <text:outline-level-style text:level="1" style:num-suffix="." style:num-format="I">
        <style:list-level-properties text:list-level-position-and-space-mode="label-alignment" fo:text-align="end">
          <style:list-level-label-alignment text:label-followed-by="listtab" fo:text-indent="-0.318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mbria"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margin-left="0cm" fo:margin-right="0.635cm" fo:text-indent="0.635cm" style:auto-text-indent="false"/>
    </style:style>
    <style:style style:name="MP3" style:family="paragraph" style:parent-style-name="Standard">
      <style:paragraph-properties fo:margin-left="0cm" fo:margin-right="0.635cm" fo:text-indent="0.635cm" style:auto-text-indent="false"/>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9</text:page-number></text:p>
        <text:p text:style-name="MP2">PFE 2015 – Votre titre ici</text:p>
      </style:footer>
      <style:footer-left>
        <text:p text:style-name="MP3"><text:page-number text:select-page="current">8</text:page-number>PFE 2015 – Votre titre ici</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ilhem Molines</meta:initial-creator>
    <meta:editing-cycles>80</meta:editing-cycles>
    <meta:creation-date>2015-07-01T07:46:00</meta:creation-date>
    <dc:date>2015-10-31T18:33:49.94</dc:date>
    <meta:editing-duration>PT5H48M22S</meta:editing-duration>
    <meta:generator>OpenOffice/4.1.1$Win32 OpenOffice.org_project/411m6$Build-9775</meta:generator>
    <meta:document-statistic meta:table-count="0" meta:image-count="0" meta:object-count="0" meta:page-count="9" meta:paragraph-count="65" meta:word-count="1294" meta:character-count="8094"/>
    <meta:user-defined meta:name="AppVersion">14.0000</meta:user-defined>
    <meta:user-defined meta:name="Company">IB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